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5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18" style:family="paragraph" style:parent-style-name="Text_20_body">
      <style:text-properties style:use-window-font-color="true" loext:opacity="0%" style:font-name="Liberation Serif" fo:language="ru" fo:country="RU"/>
    </style:style>
    <style:style style:name="P19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0" style:family="paragraph" style:parent-style-name="Standard">
      <style:text-properties style:use-window-font-color="true" loext:opacity="0%" fo:language="ru" fo:country="RU" officeooo:paragraph-rsid="00327f4a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3" style:family="paragraph" style:parent-style-name="Standard">
      <style:text-properties fo:language="ru" fo:country="RU" officeooo:paragraph-rsid="00327f4a"/>
    </style:style>
    <style:style style:name="P24" style:family="paragraph" style:parent-style-name="Standard">
      <style:text-properties fo:language="ru" fo:country="RU" officeooo:paragraph-rsid="001a9727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27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48" style:family="paragraph" style:parent-style-name="Text_20_body">
      <style:text-properties officeooo:paragraph-rsid="005eb27c"/>
    </style:style>
    <style:style style:name="P49" style:family="paragraph" style:parent-style-name="Standard">
      <style:text-properties fo:color="#c9211e" loext:opacity="100%" style:font-name="Liberation Serif" fo:language="ru" fo:country="RU" officeooo:rsid="00169811" officeooo:paragraph-rsid="001e62fd"/>
    </style:style>
    <style:style style:name="P50" style:family="paragraph" style:parent-style-name="Standard">
      <style:text-properties fo:color="#c9211e" loext:opacity="100%" style:font-name="Liberation Serif" fo:language="ru" fo:country="RU" officeooo:rsid="000601ee" officeooo:paragraph-rsid="001e62fd"/>
    </style:style>
    <style:style style:name="P51" style:family="paragraph" style:parent-style-name="Standard">
      <style:text-properties fo:color="#c9211e" loext:opacity="100%" style:font-name="Liberation Serif" fo:language="ru" fo:country="RU" officeooo:rsid="000601ee" officeooo:paragraph-rsid="0023dc7a"/>
    </style:style>
    <style:style style:name="P52" style:family="paragraph" style:parent-style-name="Standard">
      <style:text-properties fo:color="#c9211e" loext:opacity="100%" style:font-name="Liberation Serif" fo:language="ru" fo:country="RU" officeooo:rsid="000601ee" officeooo:paragraph-rsid="00204ac6"/>
    </style:style>
    <style:style style:name="P53" style:family="paragraph" style:parent-style-name="Standard">
      <style:text-properties fo:color="#c9211e" loext:opacity="100%" style:font-name="Liberation Serif" fo:language="ru" fo:country="RU" officeooo:paragraph-rsid="001e62fd"/>
    </style:style>
    <style:style style:name="P54" style:family="paragraph" style:parent-style-name="Standard">
      <style:text-properties fo:color="#c9211e" loext:opacity="100%" style:font-name="Liberation Serif" fo:language="ru" fo:country="RU" officeooo:rsid="00059092" officeooo:paragraph-rsid="001e62fd"/>
    </style:style>
    <style:style style:name="P55" style:family="paragraph" style:parent-style-name="Standard">
      <style:text-properties fo:color="#c9211e" loext:opacity="100%" fo:language="ru" fo:country="RU" officeooo:paragraph-rsid="003ab9eb"/>
    </style:style>
    <style:style style:name="P56" style:family="paragraph" style:parent-style-name="Standard">
      <style:text-properties fo:color="#c9211e" loext:opacity="100%" fo:language="ru" fo:country="RU" officeooo:rsid="000601ee" officeooo:paragraph-rsid="0022aafe"/>
    </style:style>
    <style:style style:name="P57" style:family="paragraph" style:parent-style-name="Standard">
      <style:text-properties fo:color="#c9211e" loext:opacity="100%" fo:language="ru" fo:country="RU" officeooo:rsid="000601ee" officeooo:paragraph-rsid="001e62fd"/>
    </style:style>
    <style:style style:name="P58" style:family="paragraph" style:parent-style-name="Standard">
      <style:text-properties fo:color="#c9211e" loext:opacity="100%" fo:language="ru" fo:country="RU" officeooo:paragraph-rsid="0023dc7a"/>
    </style:style>
    <style:style style:name="P5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0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61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62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63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6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65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66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6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6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6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7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71" style:family="paragraph" style:parent-style-name="Heading_20_1" style:list-style-name="">
      <style:text-properties fo:color="#c9211e" loext:opacity="100%" style:font-name="Liberation Serif" fo:language="ru" fo:country="RU" officeooo:paragraph-rsid="0028c6bf"/>
    </style:style>
    <style:style style:name="P7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2aafe"/>
    </style:style>
    <style:style style:name="T7" style:family="text">
      <style:text-properties style:font-name="Liberation Serif" officeooo:rsid="0023dc7a"/>
    </style:style>
    <style:style style:name="T8" style:family="text">
      <style:text-properties style:font-name="Liberation Serif" officeooo:rsid="0017b907"/>
    </style:style>
    <style:style style:name="T9" style:family="text">
      <style:text-properties style:font-name="Liberation Serif" officeooo:rsid="001a07b1"/>
    </style:style>
    <style:style style:name="T10" style:family="text">
      <style:text-properties style:font-name="Liberation Serif" officeooo:rsid="001a9727"/>
    </style:style>
    <style:style style:name="T11" style:family="text">
      <style:text-properties style:font-name="Liberation Serif" officeooo:rsid="00204ac6" loext:padding="0cm" loext:border="none"/>
    </style:style>
    <style:style style:name="T12" style:family="text">
      <style:text-properties style:font-name="Liberation Serif" officeooo:rsid="0025cdda" loext:padding="0cm" loext:border="none"/>
    </style:style>
    <style:style style:name="T13" style:family="text">
      <style:text-properties style:use-window-font-color="true" loext:opacity="0%" style:font-name="Liberation Serif" officeooo:rsid="00059092"/>
    </style:style>
    <style:style style:name="T14" style:family="text">
      <style:text-properties style:use-window-font-color="true" loext:opacity="0%" style:font-name="Liberation Serif" officeooo:rsid="00055976"/>
    </style:style>
    <style:style style:name="T15" style:family="text">
      <style:text-properties style:use-window-font-color="true" loext:opacity="0%" style:font-name="Liberation Serif" officeooo:rsid="000601ee"/>
    </style:style>
    <style:style style:name="T16" style:family="text">
      <style:text-properties style:use-window-font-color="true" loext:opacity="0%" style:font-name="Liberation Serif" officeooo:rsid="0016c23c"/>
    </style:style>
    <style:style style:name="T17" style:family="text">
      <style:text-properties style:use-window-font-color="true" loext:opacity="0%" style:font-name="Liberation Serif" officeooo:rsid="00204ac6" loext:padding="0cm" loext:border="none"/>
    </style:style>
    <style:style style:name="T18" style:family="text">
      <style:text-properties style:use-window-font-color="true" loext:opacity="0%" style:font-name="Liberation Serif" officeooo:rsid="0022aafe"/>
    </style:style>
    <style:style style:name="T19" style:family="text">
      <style:text-properties style:use-window-font-color="true" loext:opacity="0%" style:font-name="Liberation Serif" officeooo:rsid="0023dc7a"/>
    </style:style>
    <style:style style:name="T20" style:family="text">
      <style:text-properties style:use-window-font-color="true" loext:opacity="0%" style:font-name="Liberation Serif" officeooo:rsid="0017b907"/>
    </style:style>
    <style:style style:name="T21" style:family="text">
      <style:text-properties style:use-window-font-color="true" loext:opacity="0%" style:font-name="Liberation Serif" officeooo:rsid="001a07b1"/>
    </style:style>
    <style:style style:name="T22" style:family="text">
      <style:text-properties style:use-window-font-color="true" loext:opacity="0%" style:font-name="Liberation Serif" officeooo:rsid="001a9727"/>
    </style:style>
    <style:style style:name="T23" style:family="text">
      <style:text-properties style:use-window-font-color="true" loext:opacity="0%" style:font-name="Liberation Serif" officeooo:rsid="0025cdda" loext:padding="0cm" loext:border="none"/>
    </style:style>
    <style:style style:name="T24" style:family="text">
      <style:text-properties style:use-window-font-color="true" loext:opacity="0%" officeooo:rsid="00055976"/>
    </style:style>
    <style:style style:name="T25" style:family="text">
      <style:text-properties style:use-window-font-color="true" loext:opacity="0%" officeooo:rsid="000601ee"/>
    </style:style>
    <style:style style:name="T26" style:family="text">
      <style:text-properties style:use-window-font-color="true" loext:opacity="0%" officeooo:rsid="0023dc7a"/>
    </style:style>
    <style:style style:name="T27" style:family="text">
      <style:text-properties style:use-window-font-color="true" loext:opacity="0%" officeooo:rsid="001a9727"/>
    </style:style>
    <style:style style:name="T28" style:family="text">
      <style:text-properties style:use-window-font-color="true" loext:opacity="0%" officeooo:rsid="0059e752"/>
    </style:style>
    <style:style style:name="T29" style:family="text">
      <style:text-properties style:use-window-font-color="true" loext:opacity="0%" officeooo:rsid="005a1f36"/>
    </style:style>
    <style:style style:name="T30" style:family="text">
      <style:text-properties style:use-window-font-color="true" loext:opacity="0%" officeooo:rsid="005d4256"/>
    </style:style>
    <style:style style:name="T31" style:family="text">
      <style:text-properties style:use-window-font-color="true" loext:opacity="0%" officeooo:rsid="0067fdfc"/>
    </style:style>
    <style:style style:name="T32" style:family="text">
      <style:text-properties style:use-window-font-color="true" loext:opacity="0%" fo:font-weight="bold" officeooo:rsid="0059e752" style:font-weight-asian="bold" style:font-weight-complex="bold"/>
    </style:style>
    <style:style style:name="T33" style:family="text">
      <style:text-properties officeooo:rsid="0007a998"/>
    </style:style>
    <style:style style:name="T34" style:family="text">
      <style:text-properties officeooo:rsid="000a45c5"/>
    </style:style>
    <style:style style:name="T35" style:family="text">
      <style:text-properties officeooo:rsid="0012b31b"/>
    </style:style>
    <style:style style:name="T36" style:family="text">
      <style:text-properties fo:color="#800080" loext:opacity="100%" officeooo:rsid="00055976"/>
    </style:style>
    <style:style style:name="T37" style:family="text">
      <style:text-properties officeooo:rsid="0015d811"/>
    </style:style>
    <style:style style:name="T38" style:family="text">
      <style:text-properties officeooo:rsid="00169811"/>
    </style:style>
    <style:style style:name="T39" style:family="text">
      <style:text-properties officeooo:rsid="0016c23c"/>
    </style:style>
    <style:style style:name="T40" style:family="text">
      <style:text-properties officeooo:rsid="00059092"/>
    </style:style>
    <style:style style:name="T41" style:family="text">
      <style:text-properties officeooo:rsid="00055976"/>
    </style:style>
    <style:style style:name="T42" style:family="text">
      <style:text-properties officeooo:rsid="0017b907"/>
    </style:style>
    <style:style style:name="T43" style:family="text">
      <style:text-properties officeooo:rsid="0019961a"/>
    </style:style>
    <style:style style:name="T44" style:family="text">
      <style:text-properties officeooo:rsid="001a07b1"/>
    </style:style>
    <style:style style:name="T45" style:family="text">
      <style:text-properties officeooo:rsid="001a9727"/>
    </style:style>
    <style:style style:name="T46" style:family="text">
      <style:text-properties loext:padding="0cm" loext:border="none"/>
    </style:style>
    <style:style style:name="T47" style:family="text">
      <style:text-properties officeooo:rsid="001bc908"/>
    </style:style>
    <style:style style:name="T48" style:family="text">
      <style:text-properties officeooo:rsid="001d7e58"/>
    </style:style>
    <style:style style:name="T49" style:family="text">
      <style:text-properties officeooo:rsid="001e1b16"/>
    </style:style>
    <style:style style:name="T50" style:family="text">
      <style:text-properties officeooo:rsid="001e62fd"/>
    </style:style>
    <style:style style:name="T51" style:family="text">
      <style:text-properties officeooo:rsid="00204ac6"/>
    </style:style>
    <style:style style:name="T52" style:family="text">
      <style:text-properties officeooo:rsid="0020942c"/>
    </style:style>
    <style:style style:name="T53" style:family="text">
      <style:text-properties officeooo:rsid="00227c0b"/>
    </style:style>
    <style:style style:name="T54" style:family="text">
      <style:text-properties officeooo:rsid="0022aafe"/>
    </style:style>
    <style:style style:name="T55" style:family="text">
      <style:text-properties officeooo:rsid="0023dc7a"/>
    </style:style>
    <style:style style:name="T56" style:family="text">
      <style:text-properties officeooo:rsid="0025cdda"/>
    </style:style>
    <style:style style:name="T57" style:family="text">
      <style:text-properties officeooo:rsid="002756a6"/>
    </style:style>
    <style:style style:name="T58" style:family="text">
      <style:text-properties officeooo:rsid="0028c6bf"/>
    </style:style>
    <style:style style:name="T59" style:family="text">
      <style:text-properties fo:color="#7f0055" loext:opacity="100%" style:font-name="Monospace" fo:font-size="10pt" fo:font-weight="bold" style:font-size-asian="10pt" style:font-weight-asian="bold"/>
    </style:style>
    <style:style style:name="T60" style:family="text">
      <style:text-properties fo:color="#000000" loext:opacity="100%" style:font-name="Monospace" fo:font-size="10pt" style:font-size-asian="10pt"/>
    </style:style>
    <style:style style:name="T61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62" style:family="text">
      <style:text-properties fo:color="#0000c0" loext:opacity="100%" style:font-name="Monospace" fo:font-size="10pt" fo:font-style="italic" style:font-size-asian="10pt" style:font-style-asian="italic"/>
    </style:style>
    <style:style style:name="T63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64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65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66" style:family="text">
      <style:text-properties fo:color="#3f7f5f" loext:opacity="100%" style:font-name="Monospace" fo:font-size="10pt" style:font-size-asian="10pt"/>
    </style:style>
    <style:style style:name="T67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68" style:family="text">
      <style:text-properties officeooo:rsid="002fb1b6"/>
    </style:style>
    <style:style style:name="T69" style:family="text">
      <style:text-properties officeooo:rsid="003114dc"/>
    </style:style>
    <style:style style:name="T70" style:family="text">
      <style:text-properties officeooo:rsid="00318ded"/>
    </style:style>
    <style:style style:name="T71" style:family="text">
      <style:text-properties officeooo:rsid="0031b0dd"/>
    </style:style>
    <style:style style:name="T72" style:family="text">
      <style:text-properties officeooo:rsid="003290da"/>
    </style:style>
    <style:style style:name="T73" style:family="text">
      <style:text-properties officeooo:rsid="0040170f"/>
    </style:style>
    <style:style style:name="T74" style:family="text">
      <style:text-properties officeooo:rsid="0047054f"/>
    </style:style>
    <style:style style:name="T75" style:family="text">
      <style:text-properties officeooo:rsid="004a7fef"/>
    </style:style>
    <style:style style:name="T76" style:family="text">
      <style:text-properties officeooo:rsid="004ff5d2"/>
    </style:style>
    <style:style style:name="T77" style:family="text">
      <style:text-properties officeooo:rsid="00535a67"/>
    </style:style>
    <style:style style:name="T78" style:family="text">
      <style:text-properties officeooo:rsid="00538252"/>
    </style:style>
    <style:style style:name="T79" style:family="text">
      <style:text-properties officeooo:rsid="00560b18"/>
    </style:style>
    <style:style style:name="T80" style:family="text">
      <style:text-properties officeooo:rsid="005b713f"/>
    </style:style>
    <style:style style:name="T81" style:family="text">
      <style:text-properties officeooo:rsid="005cc3a5"/>
    </style:style>
    <style:style style:name="T82" style:family="text">
      <style:text-properties officeooo:rsid="005d4256"/>
    </style:style>
    <style:style style:name="T83" style:family="text">
      <style:text-properties officeooo:rsid="0062bfad"/>
    </style:style>
    <style:style style:name="T84" style:family="text">
      <style:text-properties officeooo:rsid="00632fab"/>
    </style:style>
    <style:style style:name="T85" style:family="text">
      <style:text-properties officeooo:rsid="0067e0ea"/>
    </style:style>
    <style:style style:name="T86" style:family="text">
      <style:text-properties officeooo:rsid="00688161"/>
    </style:style>
    <style:style style:name="T87" style:family="text">
      <style:text-properties officeooo:rsid="006b06e8"/>
    </style:style>
    <style:style style:name="T88" style:family="text">
      <style:text-properties officeooo:rsid="006bfcc4"/>
    </style:style>
    <style:style style:name="T89" style:family="text">
      <style:text-properties style:font-name="Monospace" fo:font-size="10pt" fo:font-style="italic" officeooo:rsid="00055976" fo:background-color="transparent" loext:char-shading-value="0" style:font-size-asian="10pt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7"><text:a xlink:type="simple" xlink:href="#__RefHeading___Toc1898_1604946479%20%D0%9A%D0%BE%D0%BF%D0%B8%D1%8F%201" text:style-name="Index_20_Link" text:visited-style-name="Index_20_Link">Типы данных<text:tab/>2</text:a></text:p>
          <text:p text:style-name="P47"><text:a xlink:type="simple" xlink:href="#__RefHeading___Toc1898_1604946479" text:style-name="Index_20_Link" text:visited-style-name="Index_20_Link">ID 1 (Switch)<text:tab/>3</text:a></text:p>
          <text:p text:style-name="P47"><text:a xlink:type="simple" xlink:href="#__RefHeading___Toc1900_1604946479" text:style-name="Index_20_Link" text:visited-style-name="Index_20_Link">ID 2 (Weather station on bme280, DHT22)<text:tab/>4</text:a></text:p>
          <text:p text:style-name="P47"><text:a xlink:type="simple" xlink:href="#__RefHeading___Toc161_3032671417" text:style-name="Index_20_Link" text:visited-style-name="Index_20_Link">ID 3 (File)<text:tab/>5</text:a></text:p>
          <text:p text:style-name="P47"><text:a xlink:type="simple" xlink:href="#__RefHeading___Toc1900_16049464791" text:style-name="Index_20_Link" text:visited-style-name="Index_20_Link">ID 4 (Облачко =))<text:tab/>6</text:a></text:p>
          <text:p text:style-name="P47"><text:a xlink:type="simple" xlink:href="#__RefHeading___Toc1900_1604946479%20%D0%9A%D0%BE%D0%BF%D0%B8%D1%8F%201" text:style-name="Index_20_Link" text:visited-style-name="Index_20_Link">ID 5 (Выключатель расширенный)<text:tab/>7</text:a></text:p>
        </text:index-body>
      </text:table-of-content>
      <text:h text:style-name="P60" text:outline-level="1"/>
      <text:p text:style-name="P18"/>
      <text:p text:style-name="P18"/>
      <text:h text:style-name="P64" text:outline-level="1"><text:bookmark-start text:name="__RefHeading___Toc1898_1604946479 Копия 1"/>Типы данных<text:bookmark-end text:name="__RefHeading___Toc1898_1604946479 Копия 1"/></text:h>
      <text:p text:style-name="P48"/>
      <text:p text:style-name="P21"><text:span text:style-name="T59">enum</text:span><text:span text:style-name="T60"> DATA_TYPE</text:span></text:p>
      <text:p text:style-name="P26">{</text:p>
      <text:p text:style-name="P21"><text:span text:style-name="T60"><text:s text:c="4"/></text:span><text:span text:style-name="T62">DATA_TYPE_INT_8</text:span><text:span text:style-name="T60"> = 0,</text:span></text:p>
      <text:p text:style-name="P21"><text:span text:style-name="T60"><text:s text:c="4"/></text:span><text:span text:style-name="T62">DATA_TYPE_INT_16</text:span><text:span text:style-name="T60">,</text:span></text:p>
      <text:p text:style-name="P21"><text:span text:style-name="T60"><text:s text:c="4"/></text:span><text:span text:style-name="T62">DATA_TYPE_INT_32</text:span><text:span text:style-name="T60">,</text:span></text:p>
      <text:p text:style-name="P21"><text:span text:style-name="T60"><text:s text:c="4"/></text:span><text:span text:style-name="T62">DATA_TYPE_INT_64</text:span><text:span text:style-name="T60">,</text:span></text:p>
      <text:p text:style-name="P25"/>
      <text:p text:style-name="P21"><text:span text:style-name="T60"><text:s text:c="4"/></text:span><text:span text:style-name="T62">DATA_TYPE_FLOAT_32</text:span><text:span text:style-name="T60">,</text:span></text:p>
      <text:p text:style-name="P22"><text:span text:style-name="T60"><text:s text:c="4"/></text:span><text:span text:style-name="T62">DATA_TYPE_DOUBLE_64</text:span><text:span text:style-name="T60">, </text:span><text:span text:style-name="T66">// </text:span><text:span text:style-name="T67">на</text:span><text:span text:style-name="T66"> МК double </text:span><text:span text:style-name="T67">может</text:span><text:span text:style-name="T66"> </text:span><text:span text:style-name="T67">быть </text:span><text:span text:style-name="T66">32-</text:span><text:span text:style-name="T67">битный</text:span><text:span text:style-name="T66"> </text:span></text:p>
      <text:p text:style-name="P25"/>
      <text:p text:style-name="P21"><text:span text:style-name="T60"><text:s text:c="3"/></text:span><text:span text:style-name="T61"><text:s/></text:span><text:span text:style-name="T64">DATA_TYPE_BOOL</text:span><text:span text:style-name="T61">,</text:span></text:p>
      <text:p text:style-name="P21"><text:span text:style-name="T60"><text:s text:c="4"/></text:span><text:span text:style-name="T62">DATA_TYPE_STRING</text:span><text:span text:style-name="T60">,</text:span></text:p>
      <text:p text:style-name="P25"/>
      <text:p text:style-name="P21"><text:span text:style-name="T60"><text:s text:c="4"/></text:span><text:span text:style-name="T62">DATA_TYPE_RAW</text:span><text:span text:style-name="T60">,</text:span></text:p>
      <text:p text:style-name="P21"><text:span text:style-name="T60"><text:s text:c="4"/></text:span><text:span text:style-name="T62">DATA_TYPE_NONE</text:span></text:p>
      <text:p text:style-name="P27">};</text:p>
      <text:h text:style-name="P60" text:outline-level="1"/>
      <text:h text:style-name="P65" text:outline-level="1"><text:bookmark-start text:name="__RefHeading___Toc1898_1604946479"/>ID 1 <text:span text:style-name="T33">(Switch)</text:span><text:bookmark-end text:name="__RefHeading___Toc1898_1604946479"/></text:h>
      <text:p text:style-name="P3">Каналы чтения/записи <text:span text:style-name="T41">= </text:span><text:span text:style-name="T43">от </text:span><text:span text:style-name="T48">1</text:span><text:span text:style-name="T35"> </text:span><text:span text:style-name="T43">до</text:span><text:span text:style-name="T35"> </text:span><text:span text:style-name="T68">255</text:span><text:span text:style-name="T35"> <text:s/></text:span><text:span text:style-name="T41">/ <text:s/></text:span><text:span text:style-name="T48">от 1 до </text:span><text:span text:style-name="T68">255</text:span></text:p>
      <text:p text:style-name="P5"/>
      <text:p text:style-name="P16"><text:span text:style-name="T39">Тип данных</text:span><text:span text:style-name="T40"> </text:span><text:span text:style-name="T41">R0 </text:span><text:span text:style-name="T1">- </text:span><text:span text:style-name="T48">R</text:span><text:span text:style-name="T69">255</text:span><text:span text:style-name="T1"> </text:span><text:span text:style-name="T41">= <text:s/></text:span><text:span text:style-name="T36"><text:s/></text:span><text:span text:style-name="T65">DATA_TYPE_BOOL</text:span></text:p>
      <text:p text:style-name="P16"><text:span text:style-name="T39">Тип данных</text:span><text:span text:style-name="T40"> </text:span><text:span text:style-name="T41">W0 - </text:span><text:span text:style-name="T48">W</text:span><text:span text:style-name="T69">255</text:span><text:span text:style-name="T48"> </text:span><text:span text:style-name="T41">= </text:span><text:span text:style-name="T65">DATA_TYPE_BOOL</text:span></text:p>
      <text:p text:style-name="P9"/>
      <text:p text:style-name="P7"><text:span text:style-name="T39">Зна</text:span><text:span text:style-name="T42">ч</text:span><text:span text:style-name="T39">ение </text:span>R0 - <text:span text:style-name="T48">R</text:span><text:span text:style-name="T70">255</text:span> = <text:span text:style-name="T37">true / false </text:span>– ON / OFF</text:p>
      <text:p text:style-name="P9"/>
      <text:p text:style-name="P13"><text:span text:style-name="T39">Описание устройства</text:span>: <text:span text:style-name="T71">Выключатель</text:span>.</text:p>
      <text:h text:style-name="P66" text:outline-level="1"/>
      <text:h text:style-name="P61" text:outline-level="1"/>
      <text:h text:style-name="P67" text:outline-level="1"><text:bookmark-start text:name="__RefHeading___Toc1900_1604946479"/>ID <text:span text:style-name="T1">2 </text:span><text:span text:style-name="T33">(</text:span><text:span text:style-name="T1">Weather station </text:span><text:span text:style-name="T33">on bme280, </text:span><text:span text:style-name="T35">DHT22</text:span><text:span text:style-name="T33">)</text:span><text:bookmark-end text:name="__RefHeading___Toc1900_1604946479"/></text:h>
      <text:p text:style-name="P2">Каналы чтения/записи <text:span text:style-name="T41">= </text:span><text:span text:style-name="T43">от </text:span><text:span text:style-name="T35">2 </text:span><text:span text:style-name="T43">до</text:span><text:span text:style-name="T35"> 3 </text:span><text:span text:style-name="T41">/ </text:span><text:span text:style-name="T1">0</text:span></text:p>
      <text:p text:style-name="P5"/>
      <text:p text:style-name="P20"><text:span text:style-name="T5">Тип данных </text:span><text:span text:style-name="T3">R0 = </text:span><text:span text:style-name="T63">DATA_TYPE_FLOAT_32</text:span><text:span text:style-name="T41">_32 </text:span><text:span text:style-name="T1">(T</text:span><text:span text:style-name="T4">emperature C)</text:span></text:p>
      <text:p text:style-name="P20"><text:span text:style-name="T5">Тип данных</text:span><text:span text:style-name="T2"> </text:span><text:span text:style-name="T3">R</text:span><text:span text:style-name="T4">1</text:span><text:span text:style-name="T3"> = </text:span><text:span text:style-name="T63">DATA_TYPE_FLOAT_32</text:span><text:span text:style-name="T41">_32 </text:span><text:span text:style-name="T1">(H</text:span><text:span text:style-name="T4">umidity %)</text:span></text:p>
      <text:p text:style-name="P23"><text:span text:style-name="T16">Тип данных</text:span><text:span text:style-name="T13"> </text:span><text:span text:style-name="T14">R</text:span><text:span text:style-name="T15">2</text:span><text:span text:style-name="T14"> = </text:span><text:span text:style-name="T63">DATA_TYPE_FLOAT_32</text:span><text:span text:style-name="T24">_32 </text:span><text:span text:style-name="T25">(Pressure mm Hg)</text:span></text:p>
      <text:p text:style-name="P19"/>
      <text:p text:style-name="P24"><text:span text:style-name="T16">Зна</text:span><text:span text:style-name="T20">ч</text:span><text:span text:style-name="T16">ение </text:span><text:span text:style-name="T21">R0 </text:span><text:span text:style-name="T22">= <text:s/>температура</text:span><text:span text:style-name="T15"> C</text:span><text:span text:style-name="T46">°</text:span></text:p>
      <text:p text:style-name="P8"><text:span text:style-name="T39">Зна</text:span><text:span text:style-name="T42">ч</text:span><text:span text:style-name="T39">ение </text:span><text:span text:style-name="T44">R1 </text:span><text:span text:style-name="T45">= влажность</text:span> %</text:p>
      <text:p text:style-name="P8"><text:span text:style-name="T39">Зна</text:span><text:span text:style-name="T42">ч</text:span><text:span text:style-name="T39">ение </text:span><text:span text:style-name="T44">R2 </text:span><text:span text:style-name="T45">= <text:s/>давление</text:span> <text:span text:style-name="T45">мм рт.ст.</text:span></text:p>
      <text:p text:style-name="P14"/>
      <text:p text:style-name="P10"><text:span text:style-name="T45">Описание</text:span>: <text:span text:style-name="T45">Метеостанция</text:span><text:span text:style-name="T1"> </text:span><text:span text:style-name="T45">на датчиках </text:span><text:span text:style-name="T1">bme280 </text:span><text:span text:style-name="T45">или</text:span><text:span text:style-name="T35"> DHT22, </text:span><text:span text:style-name="T72">или других</text:span><text:span text:style-name="T1">.</text:span></text:p>
      <text:h text:style-name="P62" text:outline-level="1"/>
      <text:h text:style-name="P68" text:outline-level="1"><text:bookmark-start text:name="__RefHeading___Toc161_3032671417"/>ID <text:span text:style-name="T34">3</text:span> <text:span text:style-name="T33">(</text:span><text:span text:style-name="T34">File</text:span><text:span text:style-name="T33">)</text:span><text:bookmark-end text:name="__RefHeading___Toc161_3032671417"/></text:h>
      <text:p text:style-name="P4"><text:span text:style-name="T38">Каналы чтения/записи </text:span>= <text:span text:style-name="T1">1 </text:span>/ <text:span text:style-name="T1">1</text:span></text:p>
      <text:p text:style-name="P6"/>
      <text:p text:style-name="P17"><text:span text:style-name="T39">Тип данных </text:span><text:span text:style-name="T41">R0 = <text:s/></text:span><text:span text:style-name="T36"><text:s/></text:span><text:span text:style-name="T63">DATA_TYPE_STRING</text:span></text:p>
      <text:p text:style-name="P17"><text:span text:style-name="T39">Тип данных </text:span><text:span text:style-name="T40"><text:s/></text:span><text:span text:style-name="T41">W0 = <text:s/></text:span><text:span text:style-name="T36"><text:s/></text:span><text:span text:style-name="T63">DATA_TYPE_STRING</text:span></text:p>
      <text:p text:style-name="P1"/>
      <text:p text:style-name="P11"><text:span text:style-name="T47">Описание</text:span>: <text:span text:style-name="T49">Текстовый </text:span><text:span text:style-name="T47">файл</text:span>.</text:p>
      <text:h text:style-name="P63" text:outline-level="1"/>
      <text:h text:style-name="P69" text:outline-level="1"><text:bookmark-start text:name="__RefHeading___Toc1900_16049464791"/>ID <text:span text:style-name="T53">4</text:span><text:span text:style-name="T1"> </text:span><text:span text:style-name="T57">(</text:span><text:span text:style-name="T52">О</text:span><text:span text:style-name="T50">блачко =)</text:span><text:span text:style-name="T57">)</text:span><text:bookmark-end text:name="__RefHeading___Toc1900_16049464791"/></text:h>
      <text:p text:style-name="P49">Каналы чтения/записи <text:span text:style-name="T41">= </text:span><text:span text:style-name="T55">3</text:span><text:span text:style-name="T35"> </text:span><text:span text:style-name="T41">/ </text:span><text:span text:style-name="T55">6</text:span></text:p>
      <text:p text:style-name="P50"/>
      <text:p text:style-name="P55"><text:span text:style-name="T5">Тип данных </text:span><text:span text:style-name="T3">R0/</text:span><text:span text:style-name="T6">W0</text:span><text:span text:style-name="T3"> = </text:span><text:span text:style-name="T89">DATA_TYPE_BOOL</text:span><text:span text:style-name="T41"> </text:span><text:span text:style-name="T1">(</text:span><text:span text:style-name="T55">Воспроизведение мелодии</text:span><text:span text:style-name="T4">) </text:span></text:p>
      <text:p text:style-name="P55"><text:span text:style-name="T5">Тип данных</text:span><text:span text:style-name="T2"> </text:span><text:span text:style-name="T3">R</text:span><text:span text:style-name="T4">1</text:span><text:span text:style-name="T3">/</text:span><text:span text:style-name="T6">W1</text:span><text:span text:style-name="T3"> = </text:span><text:span text:style-name="T89">DATA_TYPE_BOOL</text:span><text:span text:style-name="T41"> </text:span><text:span text:style-name="T1">(</text:span><text:span text:style-name="T55">Подсветка вкл./выкл.</text:span><text:span text:style-name="T4">)</text:span></text:p>
      <text:p text:style-name="P55"><text:span text:style-name="T5">Тип данных</text:span><text:span text:style-name="T2"> </text:span><text:span text:style-name="T3">R</text:span><text:span text:style-name="T4">2</text:span><text:span text:style-name="T3">/</text:span><text:span text:style-name="T6">W2</text:span><text:span text:style-name="T3"> = </text:span><text:span text:style-name="T89">DATA_TYPE_BOOL</text:span><text:span text:style-name="T41"> </text:span><text:span text:style-name="T1">(</text:span><text:span text:style-name="T55">Авто повтор</text:span><text:span text:style-name="T1">)</text:span></text:p>
      <text:p text:style-name="P56"/>
      <text:p text:style-name="P55"><text:span text:style-name="T5">Тип данных</text:span><text:span text:style-name="T2"> </text:span><text:span text:style-name="T7">W3</text:span><text:span text:style-name="T3"> = </text:span><text:span text:style-name="T89">DATA_TYPE_BOOL</text:span><text:span text:style-name="T41"> </text:span><text:span text:style-name="T1">(</text:span><text:span text:style-name="T55">Звуки природы</text:span><text:span text:style-name="T1">)</text:span></text:p>
      <text:p text:style-name="P55"><text:span text:style-name="T5">Тип данных</text:span><text:span text:style-name="T2"> </text:span><text:span text:style-name="T7">W4</text:span><text:span text:style-name="T3"> = </text:span><text:span text:style-name="T89">DATA_TYPE_BOOL</text:span><text:span text:style-name="T41"> </text:span><text:span text:style-name="T1">(</text:span><text:span text:style-name="T55">Музыка</text:span><text:span text:style-name="T1">)</text:span></text:p>
      <text:p text:style-name="P55"><text:span text:style-name="T5">Тип данных</text:span><text:span text:style-name="T2"> </text:span><text:span text:style-name="T7">W5</text:span><text:span text:style-name="T3"> = </text:span><text:span text:style-name="T89">DATA_TYPE_BOOL</text:span><text:span text:style-name="T41"> </text:span><text:span text:style-name="T1">(</text:span><text:span text:style-name="T55">Подсветка</text:span><text:span text:style-name="T1">)</text:span></text:p>
      <text:p text:style-name="P57"/>
      <text:p text:style-name="P58"><text:span text:style-name="T5">Зна</text:span><text:span text:style-name="T8">ч</text:span><text:span text:style-name="T5">ение </text:span><text:span text:style-name="T3">R0/</text:span><text:span text:style-name="T6">W0</text:span><text:span text:style-name="T9"> <text:s/></text:span><text:span text:style-name="T10">= <text:s/></text:span><text:span text:style-name="T11">Вкл./Выкл. </text:span><text:span text:style-name="T12">м</text:span><text:span text:style-name="T11">елодию.</text:span></text:p>
      <text:p text:style-name="P51"><text:span text:style-name="T39">Зна</text:span><text:span text:style-name="T42">ч</text:span><text:span text:style-name="T39">ение </text:span><text:span text:style-name="T41">R</text:span>1<text:span text:style-name="T41">/</text:span><text:span text:style-name="T54">W1</text:span><text:span text:style-name="T44"> </text:span><text:span text:style-name="T45">= </text:span><text:span text:style-name="T51">Вкл./Выкл. </text:span><text:span text:style-name="T56">п</text:span><text:span text:style-name="T51">дсветку. </text:span></text:p>
      <text:p text:style-name="P51"><text:span text:style-name="T39">Зна</text:span><text:span text:style-name="T42">ч</text:span><text:span text:style-name="T39">ение </text:span><text:span text:style-name="T41">R</text:span>2<text:span text:style-name="T41">/</text:span><text:span text:style-name="T54">W2</text:span><text:span text:style-name="T44"> </text:span><text:span text:style-name="T45">= <text:s/></text:span><text:span text:style-name="T51">Вкл./Выкл. </text:span><text:span text:style-name="T56">а</text:span><text:span text:style-name="T51">втоповтор.</text:span></text:p>
      <text:p text:style-name="P51"/>
      <text:p text:style-name="P52"><text:span text:style-name="T39">Зна</text:span><text:span text:style-name="T42">ч</text:span><text:span text:style-name="T39">ение </text:span><text:span text:style-name="T55">W</text:span><text:span text:style-name="T51">3</text:span><text:span text:style-name="T44"> </text:span><text:span text:style-name="T45">= <text:s/></text:span><text:span text:style-name="T55">Выбрать воспроизведение звуков природы/переключить на следующий звук.</text:span></text:p>
      <text:p text:style-name="P51"><text:span text:style-name="T39">Зна</text:span><text:span text:style-name="T42">ч</text:span><text:span text:style-name="T39">ение </text:span><text:span text:style-name="T55">W4</text:span><text:span text:style-name="T44"> </text:span><text:span text:style-name="T45">= <text:s/></text:span><text:span text:style-name="T55">Выбрать воспроизведение музыки/переключить на следующую композицию.</text:span></text:p>
      <text:p text:style-name="P51"><text:span text:style-name="T39">Зна</text:span><text:span text:style-name="T42">ч</text:span><text:span text:style-name="T39">ение </text:span><text:span text:style-name="T55">W5</text:span><text:span text:style-name="T44"> </text:span><text:span text:style-name="T45">= <text:s/></text:span><text:span text:style-name="T55">Переключить подсветку на следующий режим.</text:span></text:p>
      <text:p text:style-name="P53"/>
      <text:p text:style-name="P54"><text:span text:style-name="T45">Описание</text:span>: <text:span text:style-name="T51">Детский музыкальный ночник — Облачко.</text:span></text:p>
      <text:p text:style-name="P54"/>
      <text:h text:style-name="P71" text:outline-level="1"/>
      <text:h text:style-name="P70" text:outline-level="1"><text:bookmark-start text:name="__RefHeading___Toc1900_1604946479 Копия 1"/>ID <text:span text:style-name="T58">5</text:span><text:span text:style-name="T1"> </text:span><text:span text:style-name="T33">(</text:span><text:span text:style-name="T86">Выключатель </text:span><text:span text:style-name="T87">расширенный</text:span><text:span text:style-name="T33">)</text:span><text:bookmark-end text:name="__RefHeading___Toc1900_1604946479 Копия 1"/></text:h>
      <text:p text:style-name="P15"/>
      <text:p text:style-name="P12"><text:span text:style-name="T45">Описание</text:span>: <text:span text:style-name="T75">Бесконтактный выключатель с датчиками температуры, влажности, <text:s/>давления </text:span><text:span text:style-name="T83">и часами реального времени</text:span><text:span text:style-name="T75">. </text:span><text:span text:style-name="T83">Данные выводятся на OLED </text:span><text:span text:style-name="T84">128x64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46">№ </text:p>
          </table:table-cell>
          <table:table-cell table:style-name="id-5.A1" office:value-type="string">
            <text:p text:style-name="P46">Канал чтения</text:p>
          </table:table-cell>
          <table:table-cell table:style-name="id-5.A1" office:value-type="string">
            <text:p text:style-name="P46">Канал записи</text:p>
          </table:table-cell>
          <table:table-cell table:style-name="id-5.A1" office:value-type="string">
            <text:p text:style-name="P45">Тип данных</text:p>
          </table:table-cell>
          <table:table-cell table:style-name="id-5.A1" office:value-type="string">
            <text:p text:style-name="P45">Диапазоны <text:span text:style-name="T85">полезных </text:span>значений</text:p>
          </table:table-cell>
          <table:table-cell table:style-name="id-5.F1" office:value-type="string">
            <text:p text:style-name="P45">Описание</text:p>
          </table:table-cell>
        </table:table-row>
        <table:table-row table:style-name="id-5.2">
          <table:table-cell table:style-name="id-5.A2" office:value-type="string">
            <text:list xml:id="list88666332" text:style-name="L1">
              <text:list-item>
                <text:p text:style-name="P72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8">DATA_TYPE_BOOL</text:p>
          </table:table-cell>
          <table:table-cell table:style-name="id-5.A2" office:value-type="string">
            <text:p text:style-name="P33">вкл./выкл.</text:p>
          </table:table-cell>
          <table:table-cell table:style-name="id-5.F2" office:value-type="string">
            <text:p text:style-name="P34">состояние реле</text:p>
          </table:table-cell>
        </table:table-row>
        <table:table-row table:style-name="id-5.1">
          <table:table-cell table:style-name="id-5.A2" office:value-type="string">
            <text:list xml:id="list155109809904281" text:continue-numbering="true" text:style-name="L1">
              <text:list-item>
                <text:p text:style-name="P72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8">DATA_TYPE_INT_16</text:p>
          </table:table-cell>
          <table:table-cell table:style-name="id-5.A2" office:value-type="string">
            <text:p text:style-name="P41">0 <text:span text:style-name="T77">– </text:span>255</text:p>
          </table:table-cell>
          <table:table-cell table:style-name="id-5.F2" office:value-type="string">
            <text:p text:style-name="P37"><text:span text:style-name="T25">порог срабатывания реле </text:span><text:span text:style-name="T29">в </text:span><text:span text:style-name="T28">мм. </text:span><text:span text:style-name="T32">&lt;</text:span><text:span text:style-name="T28"> </text:span><text:span text:style-name="T31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155110047549437" text:continue-numbering="true" text:style-name="L1">
              <text:list-header>
                <text:p text:style-name="P74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155110128588423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0 - 59</text:p>
          </table:table-cell>
          <table:table-cell table:style-name="id-5.F2" office:value-type="string">
            <text:p text:style-name="P39">секунды</text:p>
          </table:table-cell>
        </table:table-row>
        <table:table-row table:style-name="id-5.1">
          <table:table-cell table:style-name="id-5.A2" office:value-type="string">
            <text:list xml:id="list155110541954473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0 - 59</text:p>
          </table:table-cell>
          <table:table-cell table:style-name="id-5.F2" office:value-type="string">
            <text:p text:style-name="P39">минуты</text:p>
          </table:table-cell>
        </table:table-row>
        <table:table-row table:style-name="id-5.1">
          <table:table-cell table:style-name="id-5.A2" office:value-type="string">
            <text:list xml:id="list155110954046415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0 - 23</text:p>
          </table:table-cell>
          <table:table-cell table:style-name="id-5.F2" office:value-type="string">
            <text:p text:style-name="P39">часы</text:p>
          </table:table-cell>
        </table:table-row>
        <table:table-row table:style-name="id-5.1">
          <table:table-cell table:style-name="id-5.A2" office:value-type="string">
            <text:list xml:id="list155111311249789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1 - 7</text:p>
          </table:table-cell>
          <table:table-cell table:style-name="id-5.F2" office:value-type="string">
            <text:p text:style-name="P39">день недели</text:p>
          </table:table-cell>
        </table:table-row>
        <table:table-row table:style-name="id-5.1">
          <table:table-cell table:style-name="id-5.A2" office:value-type="string">
            <text:list xml:id="list155110157690662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1 - 31</text:p>
          </table:table-cell>
          <table:table-cell table:style-name="id-5.F2" office:value-type="string">
            <text:p text:style-name="P39">день месяца</text:p>
          </table:table-cell>
        </table:table-row>
        <table:table-row table:style-name="id-5.1">
          <table:table-cell table:style-name="id-5.A2" office:value-type="string">
            <text:list xml:id="list155110789931509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1 - 12</text:p>
          </table:table-cell>
          <table:table-cell table:style-name="id-5.F2" office:value-type="string">
            <text:p text:style-name="P39">месяц</text:p>
          </table:table-cell>
        </table:table-row>
        <table:table-row table:style-name="id-5.1">
          <table:table-cell table:style-name="id-5.A2" office:value-type="string">
            <text:list xml:id="list155111260505010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29">DATA_TYPE_INT_16</text:p>
          </table:table-cell>
          <table:table-cell table:style-name="id-5.A2" office:value-type="string">
            <text:p text:style-name="P40">0 - 99</text:p>
          </table:table-cell>
          <table:table-cell table:style-name="id-5.F2" office:value-type="string">
            <text:p text:style-name="P39">год</text:p>
          </table:table-cell>
        </table:table-row>
        <table:table-row table:style-name="id-5.1">
          <table:table-cell table:style-name="id-5.F2" table:number-columns-spanned="6" office:value-type="string">
            <text:list xml:id="list155110272535076" text:continue-numbering="true" text:style-name="L1">
              <text:list-header>
                <text:p text:style-name="P74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155109413465880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2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28">DATA_TYPE_INT_16</text:p>
          </table:table-cell>
          <table:table-cell table:style-name="id-5.A2" office:value-type="string">
            <text:p text:style-name="P41">0 <text:span text:style-name="T77">–</text:span> <text:span text:style-name="T81">255</text:span></text:p>
          </table:table-cell>
          <table:table-cell table:style-name="id-5.F2" office:value-type="string">
            <text:p text:style-name="P37"><text:span text:style-name="T73">текущее </text:span>расстояние <text:span text:style-name="T80">в </text:span><text:span text:style-name="T79">мм.</text:span></text:p>
          </table:table-cell>
        </table:table-row>
        <table:table-row table:style-name="id-5.1">
          <table:table-cell table:style-name="id-5.A2" office:value-type="string">
            <text:list xml:id="list155111014098375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6">DATA_TYPE_DOUBLE_64 </text:p>
          </table:table-cell>
          <table:table-cell table:style-name="id-5.A2" office:value-type="string">
            <text:p text:style-name="P42">1 <text:span text:style-name="T77">–</text:span><text:span text:style-name="T76"> </text:span>1000</text:p>
          </table:table-cell>
          <table:table-cell table:style-name="id-5.F2" office:value-type="string">
            <text:p text:style-name="P37"><text:span text:style-name="T74">уровень освещённости </text:span><text:span text:style-name="T82">в </text:span><text:span text:style-name="T74">Lux.</text:span></text:p>
          </table:table-cell>
        </table:table-row>
        <table:table-row table:style-name="id-5.1">
          <table:table-cell table:style-name="id-5.A2" office:value-type="string">
            <text:list xml:id="list155109457204341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6">DATA_TYPE_DOUBLE_64 </text:p>
          </table:table-cell>
          <table:table-cell table:style-name="id-5.A2" office:value-type="string">
            <text:p text:style-name="P38">-<text:span text:style-name="T77">40 – 85</text:span></text:p>
          </table:table-cell>
          <table:table-cell table:style-name="id-5.F2" office:value-type="string">
            <text:p text:style-name="P37"><text:span text:style-name="T27">температура</text:span><text:span text:style-name="T25"> </text:span><text:span text:style-name="T30">в </text:span><text:span text:style-name="T25">C</text:span><text:span text:style-name="T46">°.</text:span></text:p>
          </table:table-cell>
        </table:table-row>
        <table:table-row table:style-name="id-5.1">
          <table:table-cell table:style-name="id-5.A2" office:value-type="string">
            <text:list xml:id="list155111204188096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6">DATA_TYPE_DOUBLE_64 </text:p>
          </table:table-cell>
          <table:table-cell table:style-name="id-5.A2" office:value-type="string">
            <text:p text:style-name="P43">0 <text:span text:style-name="T77">– </text:span>100</text:p>
          </table:table-cell>
          <table:table-cell table:style-name="id-5.F2" office:value-type="string">
            <text:p text:style-name="P34"><text:span text:style-name="T45">влажность</text:span> <text:span text:style-name="T82">в </text:span>%.</text:p>
          </table:table-cell>
        </table:table-row>
        <table:table-row table:style-name="id-5.1">
          <table:table-cell table:style-name="id-5.A2" office:value-type="string">
            <text:list xml:id="list155110616041569" text:continue-numbering="true" text:style-name="L1">
              <text:list-item>
                <text:p text:style-name="P73"/>
              </text:list-item>
            </text:list>
          </table:table-cell>
          <table:table-cell table:style-name="id-5.A2" office:value-type="string">
            <text:p text:style-name="P30">+</text:p>
          </table:table-cell>
          <table:table-cell table:style-name="id-5.A2" office:value-type="string">
            <text:p text:style-name="P31">-</text:p>
          </table:table-cell>
          <table:table-cell table:style-name="id-5.A2" office:value-type="string">
            <text:p text:style-name="P36">DATA_TYPE_DOUBLE_64 </text:p>
          </table:table-cell>
          <table:table-cell table:style-name="id-5.A2" office:value-type="string">
            <text:p text:style-name="P44">300 – <text:span text:style-name="T78">110 </text:span></text:p>
          </table:table-cell>
          <table:table-cell table:style-name="id-5.F2" office:value-type="string">
            <text:p text:style-name="P35"><text:span text:style-name="T45">давление</text:span> <text:span text:style-name="T82">в </text:span><text:span text:style-name="T88">Pa - </text:span><text:span text:style-name="T77">hPa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3.2$Linux_X86_64 LibreOffice_project/50$Build-2</meta:generator>
    <dc:date>2023-06-05T15:51:09.269145709</dc:date>
    <meta:editing-duration>PT3H38M20S</meta:editing-duration>
    <meta:editing-cycles>112</meta:editing-cycles>
    <meta:document-statistic meta:table-count="1" meta:image-count="0" meta:object-count="0" meta:page-count="7" meta:paragraph-count="150" meta:word-count="445" meta:character-count="2757" meta:non-whitespace-character-count="2387"/>
  </office:meta>
</office:document-meta>
</file>